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48710" officeooo:paragraph-rsid="00148710"/>
    </style:style>
    <style:style style:name="P2" style:family="paragraph" style:parent-style-name="Standard">
      <style:text-properties style:text-underline-style="solid" style:text-underline-width="auto" style:text-underline-color="font-color" officeooo:rsid="0014ed02" officeooo:paragraph-rsid="0014ed02"/>
    </style:style>
    <style:style style:name="P3" style:family="paragraph" style:parent-style-name="Standard">
      <style:text-properties style:text-underline-style="solid" style:text-underline-width="auto" style:text-underline-color="font-color" officeooo:rsid="0016d8fc" officeooo:paragraph-rsid="0016d8fc"/>
    </style:style>
    <style:style style:name="P4" style:family="paragraph" style:parent-style-name="Standard">
      <style:text-properties style:text-underline-style="solid" style:text-underline-width="auto" style:text-underline-color="font-color" officeooo:rsid="00225283" officeooo:paragraph-rsid="00225283"/>
    </style:style>
    <style:style style:name="P5" style:family="paragraph" style:parent-style-name="Standard">
      <style:text-properties officeooo:paragraph-rsid="000e8c11"/>
    </style:style>
    <style:style style:name="P6" style:family="paragraph" style:parent-style-name="Standard">
      <style:text-properties style:text-position="0% 100%" style:text-underline-style="solid" style:text-underline-width="auto" style:text-underline-color="font-color" officeooo:rsid="000e8c11" officeooo:paragraph-rsid="000e8c11"/>
    </style:style>
    <style:style style:name="P7" style:family="paragraph" style:parent-style-name="Standard">
      <style:text-properties style:text-position="0% 100%" style:text-underline-style="solid" style:text-underline-width="auto" style:text-underline-color="font-color" officeooo:rsid="0014ed02" officeooo:paragraph-rsid="0014ed02"/>
    </style:style>
    <style:style style:name="P8" style:family="paragraph" style:parent-style-name="Standard">
      <style:text-properties style:text-position="0% 100%" style:text-underline-style="none" officeooo:rsid="00105b2c" officeooo:paragraph-rsid="00105b2c"/>
    </style:style>
    <style:style style:name="P9" style:family="paragraph" style:parent-style-name="Standard">
      <style:text-properties style:text-position="0% 100%" style:text-underline-style="none" officeooo:rsid="0011a507" officeooo:paragraph-rsid="0011a507"/>
    </style:style>
    <style:style style:name="P10" style:family="paragraph" style:parent-style-name="Standard">
      <style:text-properties style:text-position="0% 100%" style:text-underline-style="none" officeooo:rsid="0016f6ec" officeooo:paragraph-rsid="0016f6ec"/>
    </style:style>
    <style:style style:name="P11" style:family="paragraph" style:parent-style-name="Standard">
      <style:text-properties style:text-position="0% 100%" style:text-underline-style="none" officeooo:rsid="00148710" officeooo:paragraph-rsid="00148710"/>
    </style:style>
    <style:style style:name="P12" style:family="paragraph" style:parent-style-name="Standard">
      <style:text-properties style:text-position="0% 100%" style:text-underline-style="none" fo:font-weight="normal" officeooo:rsid="00148710" officeooo:paragraph-rsid="00148710" style:font-weight-asian="normal" style:font-weight-complex="normal"/>
    </style:style>
    <style:style style:name="P13" style:family="paragraph" style:parent-style-name="Standard">
      <style:text-properties style:text-position="0% 100%" style:text-underline-style="none" fo:font-weight="normal" officeooo:rsid="0014ed02" officeooo:paragraph-rsid="0014ed02" style:font-weight-asian="normal" style:font-weight-complex="normal"/>
    </style:style>
    <style:style style:name="P14" style:family="paragraph" style:parent-style-name="Standard">
      <style:text-properties style:text-position="0% 100%" style:text-underline-style="none" fo:font-weight="normal" officeooo:rsid="0016d8fc" officeooo:paragraph-rsid="0016d8fc" style:font-weight-asian="normal" style:font-weight-complex="normal"/>
    </style:style>
    <style:style style:name="P15" style:family="paragraph" style:parent-style-name="Standard">
      <style:text-properties style:text-position="0% 100%" style:text-underline-style="none" fo:font-weight="normal" officeooo:rsid="0018d317" officeooo:paragraph-rsid="0016d8fc" style:font-weight-asian="normal" style:font-weight-complex="normal"/>
    </style:style>
    <style:style style:name="P16" style:family="paragraph" style:parent-style-name="Standard">
      <style:text-properties style:text-position="0% 100%" style:text-underline-style="none" fo:font-weight="normal" officeooo:rsid="001ba2b4" officeooo:paragraph-rsid="0016d8fc" style:font-weight-asian="normal" style:font-weight-complex="normal"/>
    </style:style>
    <style:style style:name="P17" style:family="paragraph" style:parent-style-name="Standard">
      <style:text-properties style:text-position="0% 100%" style:text-underline-style="none" fo:font-weight="normal" officeooo:rsid="001e5b2b" officeooo:paragraph-rsid="0016d8fc" style:font-weight-asian="normal" style:font-weight-complex="normal"/>
    </style:style>
    <style:style style:name="P18" style:family="paragraph" style:parent-style-name="Standard">
      <style:text-properties style:text-position="0% 100%" style:text-underline-style="none" fo:font-weight="normal" officeooo:rsid="001ee29d" officeooo:paragraph-rsid="0016d8fc" style:font-weight-asian="normal" style:font-weight-complex="normal"/>
    </style:style>
    <style:style style:name="P19" style:family="paragraph" style:parent-style-name="Standard">
      <style:text-properties style:text-position="0% 100%" style:text-underline-style="none" fo:font-weight="normal" officeooo:rsid="001fc440" officeooo:paragraph-rsid="0016d8fc" style:font-weight-asian="normal" style:font-weight-complex="normal"/>
    </style:style>
    <style:style style:name="P20" style:family="paragraph" style:parent-style-name="Standard">
      <style:text-properties style:text-position="0% 100%" style:text-underline-style="none" fo:font-weight="normal" officeooo:rsid="002090b3" officeooo:paragraph-rsid="0016d8fc" style:font-weight-asian="normal" style:font-weight-complex="normal"/>
    </style:style>
    <style:style style:name="P21" style:family="paragraph" style:parent-style-name="Standard">
      <style:text-properties style:text-position="0% 100%" style:text-underline-style="none" fo:font-weight="normal" officeooo:rsid="0023bf12" officeooo:paragraph-rsid="0016d8fc" style:font-weight-asian="normal" style:font-weight-complex="normal"/>
    </style:style>
    <style:style style:name="P22" style:family="paragraph" style:parent-style-name="Standard">
      <style:text-properties style:text-position="0% 100%" style:text-underline-style="none" fo:font-weight="normal" officeooo:rsid="00225283" officeooo:paragraph-rsid="00225283" style:font-weight-asian="normal" style:font-weight-complex="normal"/>
    </style:style>
    <style:style style:name="P2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style:text-underline-style="none" officeooo:rsid="0011a507" officeooo:paragraph-rsid="0011a507"/>
    </style:style>
    <style:style style:name="P24" style:family="paragraph" style:parent-style-name="Standard">
      <style:paragraph-properties fo:break-before="page"/>
      <style:text-properties style:text-position="0% 100%" style:text-underline-style="none" fo:font-weight="normal" officeooo:rsid="001d5b4f" officeooo:paragraph-rsid="0016d8fc" style:font-weight-asian="normal" style:font-weight-complex="normal"/>
    </style:style>
    <style:style style:name="T1" style:family="text">
      <style:text-properties style:text-position="super 58%" style:text-underline-style="solid" style:text-underline-width="auto" style:text-underline-color="font-color" officeooo:rsid="000e8c11"/>
    </style:style>
    <style:style style:name="T2" style:family="text">
      <style:text-properties style:text-position="0% 100%" style:text-underline-style="none"/>
    </style:style>
    <style:style style:name="T3" style:family="text">
      <style:text-properties style:text-position="0% 100%" style:text-underline-style="none" fo:font-weight="bold" style:font-weight-asian="bold" style:font-weight-complex="bold"/>
    </style:style>
    <style:style style:name="T4" style:family="text">
      <style:text-properties style:text-position="0% 100%" style:text-underline-style="none" fo:font-weight="bold" officeooo:rsid="0019b56a" style:font-weight-asian="bold" style:font-weight-complex="bold"/>
    </style:style>
    <style:style style:name="T5" style:family="text">
      <style:text-properties style:text-position="0% 100%" style:text-underline-style="none" fo:font-weight="bold" officeooo:rsid="001ba2b4" style:font-weight-asian="bold" style:font-weight-complex="bold"/>
    </style:style>
    <style:style style:name="T6" style:family="text">
      <style:text-properties style:text-position="0% 100%" style:text-underline-style="none" fo:font-weight="normal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17d857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18d317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19b56a" style:font-weight-asian="normal" style:font-weight-complex="normal"/>
    </style:style>
    <style:style style:name="T10" style:family="text">
      <style:text-properties style:text-position="0% 100%" style:text-underline-style="none" fo:font-weight="normal" officeooo:rsid="001ba2b4" style:font-weight-asian="normal" style:font-weight-complex="normal"/>
    </style:style>
    <style:style style:name="T11" style:family="text">
      <style:text-properties style:text-position="0% 100%" style:text-underline-style="none" fo:font-weight="normal" officeooo:rsid="001d5b4f" style:font-weight-asian="normal" style:font-weight-complex="normal"/>
    </style:style>
    <style:style style:name="T12" style:family="text">
      <style:text-properties style:text-position="0% 100%" style:text-underline-style="none" fo:font-weight="normal" officeooo:rsid="001e5b2b" style:font-weight-asian="normal" style:font-weight-complex="normal"/>
    </style:style>
    <style:style style:name="T13" style:family="text">
      <style:text-properties style:text-position="0% 100%" style:text-underline-style="none" fo:font-weight="normal" officeooo:rsid="001ee29d" style:font-weight-asian="normal" style:font-weight-complex="normal"/>
    </style:style>
    <style:style style:name="T14" style:family="text">
      <style:text-properties style:text-position="0% 100%" style:text-underline-style="none" fo:font-weight="normal" officeooo:rsid="001fc440" style:font-weight-asian="normal" style:font-weight-complex="normal"/>
    </style:style>
    <style:style style:name="T15" style:family="text">
      <style:text-properties style:text-position="0% 100%" style:text-underline-style="none" fo:font-weight="normal" officeooo:rsid="002090b3" style:font-weight-asian="normal" style:font-weight-complex="normal"/>
    </style:style>
    <style:style style:name="T16" style:family="text">
      <style:text-properties style:text-position="0% 100%" style:text-underline-style="none" fo:font-weight="normal" officeooo:rsid="0023bf12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0e8c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7">2</text:span><text:span text:style-name="T1">nd</text:span><text:span text:style-name="T17"> Exam on Monday – April 16</text:span><text:span text:style-name="T1">th</text:span></text:p>
      <text:p text:style-name="P6"/>
      <text:p text:style-name="P6"/>
      <text:p text:style-name="P8">2:00 :: 45-50 min</text:p>
      <text:p text:style-name="P8"/>
      <text:p text:style-name="P9">BSS 315</text:p>
      <text:p text:style-name="P9"/>
      <text:p text:style-name="P10">allowed 8.5x11 notecard</text:p>
      <text:p text:style-name="P23"/>
      <text:p text:style-name="P9"/>
      <text:p text:style-name="P9"/>
      <text:p text:style-name="P7">Exam Topics</text:p>
      <text:p text:style-name="P11"/>
      <text:p text:style-name="P1"><text:span text:style-name="T2">- </text:span><text:span text:style-name="T3">try </text:span><text:span text:style-name="T6">and </text:span><text:span text:style-name="T3">except</text:span></text:p>
      <text:p text:style-name="P12"/>
      <text:p text:style-name="P13">&gt;</text:p>
      <text:p text:style-name="P13"><text:tab/>try:</text:p>
      <text:p text:style-name="P13"><text:tab/><text:tab/>***</text:p>
      <text:p text:style-name="P13"><text:tab/>except ____:</text:p>
      <text:p text:style-name="P13"><text:tab/><text:tab/>***</text:p>
      <text:p text:style-name="P13"><text:tab/>except_____:</text:p>
      <text:p text:style-name="P13"><text:tab/><text:tab/>***</text:p>
      <text:p text:style-name="P13">&lt;</text:p>
      <text:p text:style-name="P13"/>
      <text:p text:style-name="P13">- generator functions</text:p>
      <text:p text:style-name="P13"/>
      <text:p text:style-name="P2"><text:span text:style-name="T6">- </text:span><text:span text:style-name="T7">decorator functions</text:span></text:p>
      <text:p text:style-name="P14">&gt;</text:p>
      <text:p text:style-name="P14"><text:tab/>def times3(anum):<text:line-break/><text:tab/><text:tab/>return a_num * 3</text:p>
      <text:p text:style-name="P14"/>
      <text:p text:style-name="P14"><text:tab/>def decorator(func):</text:p>
      <text:p text:style-name="P14"><text:tab/><text:tab/>def inner(*args, **kwargs):</text:p>
      <text:p text:style-name="P14"><text:tab/><text:tab/><text:tab/>print(“args are “, args)</text:p>
      <text:p text:style-name="P14"><text:tab/><text:tab/><text:tab/>result = func(*args, *kwargs)</text:p>
      <text:p text:style-name="P14"><text:tab/><text:tab/><text:tab/>print(“result is “, result)</text:p>
      <text:p text:style-name="P14"><text:tab/><text:tab/>return inner</text:p>
      <text:p text:style-name="P14">&lt;<text:line-break/></text:p>
      <text:p text:style-name="P3"><text:span text:style-name="T6">- </text:span><text:span text:style-name="T8">variable scope</text:span></text:p>
      <text:p text:style-name="P15">* local &amp; global</text:p>
      <text:p text:style-name="P3"><text:span text:style-name="T8">* </text:span><text:span text:style-name="T4">global </text:span><text:span text:style-name="T9">keyword</text:span></text:p>
      <text:p text:style-name="P3"><text:span text:style-name="T9">* </text:span><text:span text:style-name="T5">locals() </text:span><text:span text:style-name="T10">function</text:span></text:p>
      <text:p text:style-name="P16"/>
      <text:p text:style-name="P3"><text:span text:style-name="T10">- </text:span><text:span text:style-name="T11">Modules &amp; Packages</text:span></text:p>
      <text:p text:style-name="P3"><text:span text:style-name="T11">* </text:span><text:span text:style-name="T12">import, from, as</text:span></text:p>
      <text:p text:style-name="P17"/>
      <text:p text:style-name="P17"/>
      <text:p text:style-name="P3"><text:soft-page-break/><text:span text:style-name="T12">- </text:span><text:span text:style-name="T13">file i/o</text:span></text:p>
      <text:p text:style-name="P18">* open, read, write, close</text:p>
      <text:p text:style-name="P18"/>
      <text:p text:style-name="P3"><text:span text:style-name="T13">- </text:span><text:span text:style-name="T14">Python3 formatting</text:span></text:p>
      <text:p text:style-name="P19">* %s , %f</text:p>
      <text:p text:style-name="P19">* “My name is {}”.format(my_name)</text:p>
      <text:p text:style-name="P19"/>
      <text:p text:style-name="P3"><text:span text:style-name="T14">- </text:span><text:span text:style-name="T15">python classes</text:span></text:p>
      <text:p text:style-name="P20"/>
      <text:p text:style-name="P3"><text:span text:style-name="T15">-</text:span><text:span text:style-name="T16">subclass w/ inheritance</text:span></text:p>
      <text:p text:style-name="P21"/>
      <text:p text:style-name="P21">-</text:p>
      <text:p text:style-name="P21"/>
      <text:p text:style-name="P21"/>
      <text:p text:style-name="P20"/>
      <text:p text:style-name="P4"><text:span text:style-name="T15">H</text:span><text:span text:style-name="T6">W due on wed</text:span></text:p>
      <text:p text:style-name="P22"/>
      <text:p text:style-name="P2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57:10.744412890</meta:creation-date>
    <dc:date>2018-04-11T13:47:52.170405727</dc:date>
    <meta:editing-duration>PT50M34S</meta:editing-duration>
    <meta:editing-cycles>20</meta:editing-cycles>
    <meta:generator>LibreOffice/6.0.2.1.0$Linux_X86_64 LibreOffice_project/00m0$Build-1</meta:generator>
    <meta:document-statistic meta:table-count="0" meta:image-count="0" meta:object-count="0" meta:page-count="3" meta:paragraph-count="40" meta:word-count="115" meta:character-count="645" meta:non-whitespace-character-count="542"/>
  </office:meta>
</office:document-meta>
</file>